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c7df1" officeooo:paragraph-rsid="001c7df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1c7df1" officeooo:paragraph-rsid="001c7df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e089b" officeooo:paragraph-rsid="001e089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fa943" officeooo:paragraph-rsid="001fa94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201e07" officeooo:paragraph-rsid="00201e0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e089b" officeooo:paragraph-rsid="001e089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Ubuntu" fo:font-size="16pt" fo:font-weight="bold" officeooo:rsid="001c7df1" officeooo:paragraph-rsid="001c7df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Ubuntu" fo:font-size="16pt" fo:font-weight="bold" officeooo:rsid="001c7df1" officeooo:paragraph-rsid="001e089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buntu" fo:font-size="16pt" fo:font-weight="bold" officeooo:rsid="001e089b" officeooo:paragraph-rsid="001e089b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e089b" officeooo:paragraph-rsid="001e089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e089b" officeooo:paragraph-rsid="001e089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fa943" officeooo:paragraph-rsid="001fa94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01e07" officeooo:paragraph-rsid="00201e0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0458f" officeooo:paragraph-rsid="0020458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e089b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color="#000000" loext:opacity="100%" style:font-name="Ubuntu" fo:font-size="14pt" fo:font-weight="bold" officeooo:rsid="001e089b" style:font-size-asian="12.25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complex="14pt"/>
    </style:style>
    <style:style style:name="T6" style:family="text">
      <style:text-properties fo:font-variant="normal" fo:text-transform="none" fo:color="#000000" loext:opacity="100%" style:font-name="Source Code Pro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Ubuntu" fo:font-size="14pt" fo:letter-spacing="normal" fo:font-style="normal" fo:font-weight="bold" officeooo:rsid="001e089b" fo:background-color="transparent" loext:char-shading-value="0" style:font-size-asian="12.25pt" style:font-weight-asian="bold" style:font-size-complex="14pt" style:font-weight-complex="bold" loext:padding="0cm" loext:border="none"/>
    </style:style>
    <style:style style:name="T8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FLASK </text:p>
      <text:p text:style-name="P2"><text:span text:style-name="T1"/></text:p>
      <text:p text:style-name="P2"><text:span text:style-name="T1"/></text:p>
      <text:p text:style-name="P2"><text:span text:style-name="T1"/></text:p>
      <text:p text:style-name="P8"><text:span text:style-name="T5">Início do curso:</text:span><text:span text:style-name="T1"> </text:span></text:p>
      <text:p text:style-name="P8"><text:span text:style-name="T1"><text:tab/></text:span><text:span text:style-name="T2">12/10 (Quinta) às 13h00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3">PIP </text:p>
      <text:p text:style-name="P9"><text:span text:style-name="T2"><text:tab/>Gerenciador de dependências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6">Para instalar o flask</text:p>
      <text:p text:style-name="P15"><text:span text:style-name="T3"><text:tab/></text:span></text:p>
      <text:p text:style-name="P15"><text:span text:style-name="Source_20_Text"><text:tab/></text:span><text:span text:style-name="Source_20_Text"><text:span text:style-name="T8">pip install -U Flask</text:span></text:span></text:p>
      <text:p text:style-name="P10"/>
      <text:p text:style-name="P10"/>
      <text:p text:style-name="P6">Para entrar no modo interpretador do python: </text:p>
      <text:p text:style-name="P10"/>
      <text:p text:style-name="P11"><text:tab/><text:span text:style-name="T4">Abrir o terminal e digitar </text:span></text:p>
      <text:p text:style-name="P11"><text:span text:style-name="T4"><text:tab/><text:tab/></text:span>python3</text:p>
      <text:p text:style-name="P11"/>
      <text:p text:style-name="P11"><text:tab/><text:span text:style-name="T4">E para testar se o flask foi instalado corretamente</text:span></text:p>
      <text:p text:style-name="P11"><text:span text:style-name="T4"><text:tab/><text:tab/></text:span>from flask import Flask</text:p>
      <text:p text:style-name="P11"/>
      <text:p text:style-name="P11"/>
      <text:p text:style-name="P14"/>
      <text:p text:style-name="P4">Para executar a primeira vez o Flask no computador:</text:p>
      <text:p text:style-name="P12"/>
      <text:p text:style-name="P12"><text:tab/><text:span text:style-name="T4">Configurar a variável de ambiente do projeto flask</text:span></text:p>
      <text:p text:style-name="P12"><text:tab/></text:p>
      <text:p text:style-name="P12"><text:tab/><text:tab/>set FLASK_APP=app.py</text:p>
      <text:p text:style-name="P12"/>
      <text:p text:style-name="P12"><text:tab/><text:span text:style-name="T4">Logo após</text:span></text:p>
      <text:p text:style-name="P12"><text:span text:style-name="T4"/></text:p>
      <text:p text:style-name="P12"><text:span text:style-name="T4"><text:tab/><text:tab/></text:span>flask run</text:p>
      <text:p text:style-name="P12"/>
      <text:p text:style-name="P11"/>
      <text:p text:style-name="P4">Para modificar o ambiente como desenvolvimento: </text:p>
      <text:p text:style-name="P12"/>
      <text:p text:style-name="P12"><text:tab/>set FLASK_ENV=development</text:p>
      <text:p text:style-name="P12"/>
      <text:p text:style-name="P12"/>
      <text:p text:style-name="P5">Para o flask atualizar automaticamente as atualizações</text:p>
      <text:p text:style-name="P5"/>
      <text:p text:style-name="P13"><text:tab/>flask run --debug</text:p>
      <text:p text:style-name="P12"/>
      <text:p text:style-name="P12"/>
      <text:p text:style-name="P12"><text:soft-page-break/></text:p>
      <text:p text:style-name="P12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2:54:29.121873292</meta:creation-date>
    <dc:date>2023-10-12T14:05:21.410807193</dc:date>
    <meta:editing-duration>PT9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3" meta:word-count="90" meta:character-count="582" meta:non-whitespace-character-count="489"/>
  </office:meta>
</office:document-meta>
</file>